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7945in"/>
    </style:style>
    <style:style style:name="co3" style:family="table-column">
      <style:table-column-properties fo:break-before="auto" style:column-width="0.5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00ff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fo:background-color="#ffff00"/>
      <style:text-properties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Green">
      <style:table-cell-properties fo:background-color="transparent"/>
      <style:text-properties fo:font-size="10pt" style:font-size-asian="10pt" style:font-size-complex="10pt"/>
    </style:style>
    <style:style style:name="ce12" style:family="table-cell" style:parent-style-name="Red">
      <style:table-cell-properties fo:background-color="#00ff00"/>
      <style:text-properties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number-columns-repeated="1018" table:default-cell-style-name="ce2"/>
        <table:table-row table:style-name="ro1">
          <table:table-cell table:style-name="ce1"/>
          <table:table-cell table:style-name="ce6" office:value-type="string">
            <text:p>Tests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Ignored</text:p>
          </table:table-cell>
          <table:table-cell table:style-name="ce6" office:value-type="string">
            <text:p>Percentage</text:p>
          </table:table-cell>
          <table:table-cell table:style-name="ce6"/>
          <table:table-cell table:style-name="ce10" office:value-type="string">
            <text:p>Remark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7" table:number-columns-repeated="3"/>
          <table:table-cell table:style-name="ce6" office:value-type="string">
            <text:p>Success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3" office:value-type="string">
            <text:p>TEST STATUS</text:p>
          </table:table-cell>
          <table:table-cell table:style-name="ce8" table:formula="of:=SUM([.B7:.B62])" office:value-type="float" office:value="2674">
            <text:p>2674</text:p>
          </table:table-cell>
          <table:table-cell table:style-name="ce8" table:formula="of:=SUM([.C7:.C62])" office:value-type="float" office:value="64">
            <text:p>64</text:p>
          </table:table-cell>
          <table:table-cell table:style-name="ce8" table:formula="of:=SUM([.D7:.D62])" office:value-type="float" office:value="1">
            <text:p>1</text:p>
          </table:table-cell>
          <table:table-cell table:style-name="ce9" table:formula="of:=ROUND(([.B3]-[.C3])/[.B3]; 2)" office:value-type="percentage" office:value="0.98">
            <text:p>98.00%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5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11" office:value-type="string">
            <text:p>append crosses function boundary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Alias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12"/>
          <table:table-cell table:style-name="ce4" table:number-columns-repeated="1017"/>
        </table:table-row>
        <table:table-row table:style-name="ro1">
          <table:table-cell table:style-name="ce4" office:value-type="string">
            <text:p>AnnotationTest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AssignmentTests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BacktrackingTest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5" office:value-type="string">
            <text:p>CallTest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string">
            <text:p>KW params commented out + Issue #435, #436</text:p>
          </table:table-cell>
          <table:table-cell table:style-name="ce5" table:number-columns-repeated="1017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3" office:value-type="string">
            <text:p>Empty comprehensions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DataDeclarationTest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TC</text:p>
          </table:table-cell>
          <table:table-cell table:style-name="ce4" table:number-columns-repeated="1017"/>
        </table:table-row>
        <table:table-row table:style-name="ro1">
          <table:table-cell table:style-name="ce4" office:value-type="string">
            <text:p>DataTypeTests</text:p>
          </table:table-cell>
          <table:table-cell table:style-name="ce4" office:value-type="float" office:value="670">
            <text:p>67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DeclarationTest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3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PatternTests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string">
            <text:p>Circa 2 dozen tests commented out for TC or compiler reasons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List3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5 commented out, issue #471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>
            <text:p>PatternTestsDescendants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table:number-columns-repeated="3"/>
          <table:table-cell table:style-name="ce5" office:value-type="string">
            <text:p>3 commented out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Projection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Some 1. == 1.0 comparisons fail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ReducerTests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2">
          <table:table-cell table:style-name="ce4" office:value-type="string">
            <text:p>RegExpTests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copeTest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string">
            <text:p>9 tests commented out: No shadowing of locals allowed</text:p>
          </table:table-cell>
          <table:table-cell table:style-name="ce4" table:number-columns-repeated="1017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Overloaded constructor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ubscriptTests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ryCatchTests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2 node tests (Issue #434); other string vis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Boolean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Equality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Integers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Lists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ListRelations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Commented out; TC Issue #462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Maps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3"/>
          <table:table-cell office:value-type="string">
            <text:p>TC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Nodes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office:value-type="string">
            <text:p>Relation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nested any</text:p>
          </table:table-cell>
          <table:table-cell table:number-columns-repeated="1017"/>
        </table:table-row>
        <table:table-row table:style-name="ro2">
          <table:table-cell office:value-type="string">
            <text:p>Sets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FunctionInstance cannot be cast to Ivalue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SolvedIssue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s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Tuple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BooleanTests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GraphTest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IntegerTest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ListTests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pTests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MathTests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NumberTests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RelationTest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etTest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>
          <table:table-cell table:style-name="ce4" office:value-type="string">
            <text:p>StringTests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0">
            <text:p>0</text:p>
          </table:table-cell>
          <table:table-cell table:style-name="ce4"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 style:data-style-name="N2" text:time-value="0000-00-00T22:55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31T09:39:39</dc:date>
    <meta:editing-duration>P4DT19H33M55S</meta:editing-duration>
    <meta:editing-cycles>29</meta:editing-cycles>
    <meta:generator>LibreOffice/4.0.5.2$MacOSX_x86 LibreOffice_project/5464147a081647a250913f19c0715bca595af2f</meta:generator>
    <meta:document-statistic meta:table-count="1" meta:cell-count="184" meta:object-count="0"/>
  </office:meta>
</office:document-meta>
</file>